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9.24pt"/>
    </style:style>
    <style:style style:name="co3" style:family="table-column">
      <style:table-column-properties fo:break-before="auto" style:column-width="79.94pt"/>
    </style:style>
    <style:style style:name="co4" style:family="table-column">
      <style:table-column-properties fo:break-before="auto" style:column-width="74.41pt"/>
    </style:style>
    <style:style style:name="co5" style:family="table-column">
      <style:table-column-properties fo:break-before="auto" style:column-width="84.3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Eval Board" table:style-name="ta1">
        <table:table-column table:style-name="co1" table:default-cell-style-name="ce2"/>
        <table:table-column table:style-name="co2" table:default-cell-style-name="ce3"/>
        <table:table-column table:style-name="co1" table:default-cell-style-name="ce2"/>
        <table:table-column table:style-name="co3" table:default-cell-style-name="Default"/>
        <table:table-column table:style-name="co1" table:default-cell-style-name="ce2"/>
        <table:table-column table:style-name="co4" table:default-cell-style-name="Default"/>
        <table:table-column table:style-name="co1" table:default-cell-style-name="ce2"/>
        <table:table-column table:style-name="co5" table:default-cell-style-name="ce3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PORTA</text:p>
          </table:table-cell>
          <table:table-cell table:style-name="ce1" office:value-type="string" calcext:value-type="string">
            <text:p>Interface</text:p>
          </table:table-cell>
          <table:table-cell table:style-name="ce1" office:value-type="string" calcext:value-type="string">
            <text:p>PORTB</text:p>
          </table:table-cell>
          <table:table-cell table:style-name="ce1" office:value-type="string" calcext:value-type="string">
            <text:p>Interface</text:p>
          </table:table-cell>
          <table:table-cell table:style-name="ce1" office:value-type="string" calcext:value-type="string">
            <text:p>PORTC</text:p>
          </table:table-cell>
          <table:table-cell table:style-name="ce1" office:value-type="string" calcext:value-type="string">
            <text:p>Interface</text:p>
          </table:table-cell>
          <table:table-cell table:style-name="ce1" office:value-type="string" calcext:value-type="string">
            <text:p>PORTD</text:p>
          </table:table-cell>
          <table:table-cell table:style-name="ce1" office:value-type="string" calcext:value-type="string">
            <text:p>Interface</text:p>
          </table:table-cell>
          <table:table-cell table:style-name="ce1" office:value-type="string" calcext:value-type="string">
            <text:p>PORTE</text:p>
          </table:table-cell>
          <table:table-cell table:style-name="ce1" office:value-type="string" calcext:value-type="string">
            <text:p>Interfac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ST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ISI_D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SI_PWD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SI_VSYNC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D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WCK0/SCL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SWDIO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/P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SI_HSYNC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D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SI_D3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SWCLK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SI_D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D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WD0/SDA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TRACESWO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SI_D6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D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CK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XD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ISI_D8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D1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SI_PC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XD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SI_D10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D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SI_D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I0_NPCS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SI_D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ISI_D7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A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SI_D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XOUT32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string" calcext:value-type="string">
            <text:p>A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ISI_D9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SER_BTN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string" calcext:value-type="string">
            <text:p>A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SI_D1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XIN32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string" calcext:value-type="string">
            <text:p>A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ACECLK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AT0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string" calcext:value-type="string">
            <text:p>A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CED0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AT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SDC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ACED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AT2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A0/NBS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ACED2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AT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D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ACED3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L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DA19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M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DCK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A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D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AS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1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D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AS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1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D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DW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HY_INTERRUPT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D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WR1/NBS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PWM0_CH0H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D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HY_MDC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PHY_RESE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HY_MDIO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PHY_REFCLK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PHY_TXD0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PHY_TXD1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HY_TXEN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PHY_RXD0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PHY_RXD1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PHY_RXER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PHY_CRS_DV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 table:number-columns-repeated="3"/>
          <table:table-cell office:value-type="float" office:value="20" calcext:value-type="float">
            <text:p>20</text:p>
          </table:table-cell>
          <table:table-cell table:style-name="Default" office:value-type="string" calcext:value-type="string">
            <text:p>SPI0_MISO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 table:number-columns-repeated="3"/>
          <table:table-cell office:value-type="float" office:value="21" calcext:value-type="float">
            <text:p>21</text:p>
          </table:table-cell>
          <table:table-cell table:style-name="Default" office:value-type="string" calcext:value-type="string">
            <text:p>SPI0_MOSI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 table:number-columns-repeated="3"/>
          <table:table-cell office:value-type="float" office:value="22" calcext:value-type="float">
            <text:p>22</text:p>
          </table:table-cell>
          <table:table-cell table:style-name="Default" office:value-type="string" calcext:value-type="string">
            <text:p>SPI0_SPCK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 table:number-columns-repeated="3"/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SPI0_NPCS1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3">00/00/0000</text:date>, <text:time style:data-style-name="N2" text:time-value="13:14:10.3115730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30T18:13:05.663021977</meta:creation-date>
    <dc:date>2020-10-03T13:14:36.210241530</dc:date>
    <meta:editing-duration>PT2H33M34S</meta:editing-duration>
    <meta:editing-cycles>25</meta:editing-cycles>
    <meta:generator>LibreOffice/6.0.7.3$Linux_X86_64 LibreOffice_project/00m0$Build-3</meta:generator>
    <meta:document-statistic meta:table-count="1" meta:cell-count="196" meta:object-count="0"/>
  </office:meta>
</office:document-meta>
</file>